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ttack angle vs exit speed and launch angle.p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ttack angle <text:s/>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launch angle</text:p>
          </table:table-cell>
          <table:table-cell/>
          <table:table-cell office:value-type="string" calcext:value-type="string">
            <text:p>attack angl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exit speed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6.5" calcext:value-type="float">
            <text:p>16.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20?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.4" calcext:value-type="float">
            <text:p>1.4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35?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office:value-type="float" office:value="36.5" calcext:value-type="float">
            <text:p>36.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000 253937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.4</text:p>
          </table:table-cell>
          <table:table-cell office:value-type="float" office:value="40.5" calcext:value-type="float">
            <text:p>40.5</text:p>
          </table:table-cell>
          <table:table-cell table:number-columns-repeated="2"/>
          <table:table-cell table:style-name="ce3" office:value-type="float" office:value="322281235" calcext:value-type="float">
            <text:p>32228123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43.5" calcext:value-type="float">
            <text:p>43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23:15:46.0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1T11:26:39.432000000</meta:creation-date>
    <meta:generator>LibreOffice/6.3.5.2$Windows_X86_64 LibreOffice_project/dd0751754f11728f69b42ee2af66670068624673</meta:generator>
    <dc:date>2021-03-01T13:45:34.107000000</dc:date>
    <meta:editing-duration>PT36M13S</meta:editing-duration>
    <meta:editing-cycles>3</meta:editing-cycles>
    <meta:document-statistic meta:table-count="1" meta:cell-count="72" meta:object-count="0"/>
  </office:meta>
</office:document-meta>
</file>